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7"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6"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style:font-size-asian="11pt" style:font-size-complex="11pt"/>
    </style:style>
    <style:style style:name="P31"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4" style:family="paragraph" style:parent-style-name="HTML_20_Preformatted">
      <style:paragraph-properties fo:margin-top="0cm" fo:margin-bottom="0.499cm" loext:contextual-spacing="false" fo:orphans="2" fo:widows="2"/>
    </style:style>
    <style:style style:name="P35" style:family="paragraph" style:parent-style-name="HTML_20_Preformatted">
      <style:paragraph-properties fo:margin-top="0cm" fo:margin-bottom="0.499cm" loext:contextual-spacing="false" fo:orphans="2" fo:widows="2"/>
      <style:text-properties officeooo:paragraph-rsid="0006a7e8"/>
    </style:style>
    <style:style style:name="P36" style:family="paragraph" style:parent-style-name="HTML_20_Preformatted">
      <style:paragraph-properties fo:margin-top="0cm" fo:margin-bottom="0.499cm" loext:contextual-spacing="false" fo:orphans="2" fo:widows="2"/>
      <style:text-properties officeooo:paragraph-rsid="0009277f"/>
    </style:style>
    <style:style style:name="P37" style:family="paragraph" style:parent-style-name="HTML_20_Preformatted">
      <style:paragraph-properties fo:margin-top="0cm" fo:margin-bottom="0.499cm" loext:contextual-spacing="false" fo:orphans="2" fo:widows="2"/>
      <style:text-properties officeooo:paragraph-rsid="00136a9b"/>
    </style:style>
    <style:style style:name="P38"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9"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2"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3"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4"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5"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6" style:family="paragraph" style:parent-style-name="Standard">
      <style:paragraph-properties fo:margin-top="0cm" fo:margin-bottom="0.499cm" loext:contextual-spacing="false" fo:orphans="2" fo:widows="2" fo:keep-with-next="always"/>
      <style:text-properties officeooo:paragraph-rsid="000af875"/>
    </style:style>
    <style:style style:name="P47"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8"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49" style:family="paragraph" style:parent-style-name="Standard" style:list-style-name="WW8Num4">
      <style:paragraph-properties fo:margin-top="0cm" fo:margin-bottom="0.499cm" loext:contextual-spacing="false" fo:orphans="2" fo:widows="2"/>
    </style:style>
    <style:style style:name="P50"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1"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2"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3"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4"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5"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2"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style:font-size-asian="11pt" style:font-name-complex="Courier New" style:font-size-complex="11pt"/>
    </style:style>
    <style:style style:name="T8" style:family="text">
      <style:text-properties style:font-name="Liberation Serif" fo:font-size="11pt" style:font-size-asian="11pt" style:font-name-complex="Verdana" style:font-size-complex="11pt"/>
    </style:style>
    <style:style style:name="T9" style:family="text">
      <style:text-properties style:font-name="Liberation Serif" fo:font-size="11pt" fo:background-color="transparent" loext:char-shading-value="0" style:font-size-asian="11pt" style:font-size-complex="11pt"/>
    </style:style>
    <style:style style:name="T10" style:family="text">
      <style:text-properties style:font-name="Liberation Serif" fo:font-size="11pt" fo:background-color="transparent" loext:char-shading-value="0" style:font-size-asian="11pt" style:font-name-complex="Courier New" style:font-size-complex="11pt"/>
    </style:style>
    <style:style style:name="T11" style:family="text">
      <style:text-properties style:font-name="Liberation Serif" fo:font-size="11pt" officeooo:rsid="000af875" fo:background-color="transparent" loext:char-shading-value="0" style:font-size-asian="11pt" style:font-name-complex="Courier New" style:font-size-complex="11pt"/>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style:font-size-asian="11pt" style:font-weight-asian="normal" style:font-name-complex="Verdana" style:font-size-complex="11pt" style:font-weight-complex="normal"/>
    </style:style>
    <style:style style:name="T14"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5" style:family="text">
      <style:text-properties style:font-name="Liberation Serif" fo:font-size="11pt" fo:font-weight="bold" style:font-size-asian="11pt" style:font-weight-asian="bold" style:font-size-complex="11pt" style:font-weight-complex="bold"/>
    </style:style>
    <style:style style:name="T16"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Liberation Serif" fo:font-size="11pt" style:text-underline-style="solid" style:text-underline-width="auto" style:text-underline-color="font-color" style:font-size-asian="11pt" style:font-size-complex="11pt"/>
    </style:style>
    <style:style style:name="T18"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19" style:family="text">
      <style:text-properties style:font-name="Liberation Serif" fo:font-size="11pt" style:font-name-asian="Courier" style:font-size-asian="11pt" style:font-size-complex="11pt"/>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06a7e8" style:font-weight-asian="bold" style:font-weight-complex="bold"/>
    </style:style>
    <style:style style:name="T23" style:family="text">
      <style:text-properties style:font-name="Liberation Serif" officeooo:rsid="0006a7e8"/>
    </style:style>
    <style:style style:name="T24" style:family="text">
      <style:text-properties style:font-name="Liberation Serif" officeooo:rsid="00088328"/>
    </style:style>
    <style:style style:name="T25" style:family="text">
      <style:text-properties fo:color="#663366" style:font-name="Liberation Sans" fo:font-weight="bold" style:font-weight-asian="bold" style:font-name-complex="Arial" style:font-weight-complex="bold"/>
    </style:style>
    <style:style style:name="T26" style:family="text">
      <style:text-properties fo:color="#663366" fo:font-size="11pt" style:font-size-asian="11pt" style:font-name-complex="Arial" style:font-size-complex="11pt"/>
    </style:style>
    <style:style style:name="T27" style:family="text">
      <style:text-properties fo:font-style="italic" style:font-style-asian="italic" style:font-style-complex="italic"/>
    </style:style>
    <style:style style:name="T28" style:family="text">
      <style:text-properties fo:font-style="italic" officeooo:rsid="0006a7e8" style:font-style-asian="italic" style:font-style-complex="italic"/>
    </style:style>
    <style:style style:name="T29" style:family="text">
      <style:text-properties fo:font-style="italic" officeooo:rsid="000af875" style:font-style-asian="italic" style:font-style-complex="italic"/>
    </style:style>
    <style:style style:name="T30" style:family="text">
      <style:text-properties style:font-name="Liberation Mono1"/>
    </style:style>
    <style:style style:name="T31" style:family="text">
      <style:text-properties style:font-name="Liberation Mono1" fo:font-size="11pt" style:font-size-asian="11pt" style:font-name-complex="Courier New" style:font-size-complex="11pt"/>
    </style:style>
    <style:style style:name="T32" style:family="text">
      <style:text-properties style:font-name="Liberation Mono1" fo:font-size="11pt" officeooo:rsid="000e82e9" style:font-size-asian="11pt" style:font-name-complex="Courier New" style:font-size-complex="11pt"/>
    </style:style>
    <style:style style:name="T33" style:family="text">
      <style:text-properties style:font-name="Liberation Mono1" fo:font-size="11pt" officeooo:rsid="000ea1e1" style:font-size-asian="11pt" style:font-name-complex="Courier New" style:font-size-complex="11pt"/>
    </style:style>
    <style:style style:name="T34" style:family="text">
      <style:text-properties style:font-name="Liberation Mono1" fo:font-size="11pt" officeooo:rsid="00136a9b" style:font-size-asian="11pt" style:font-name-complex="Courier New" style:font-size-complex="11pt"/>
    </style:style>
    <style:style style:name="T35" style:family="text">
      <style:text-properties style:font-name="Liberation Mono1" fo:font-size="11pt" style:font-size-asian="11pt" style:font-size-complex="11pt"/>
    </style:style>
    <style:style style:name="T36" style:family="text">
      <style:text-properties style:font-name="Liberation Mono1" fo:font-size="11pt" officeooo:rsid="00136a9b" style:font-size-asian="11pt" style:font-size-complex="11pt"/>
    </style:style>
    <style:style style:name="T37" style:family="text">
      <style:text-properties style:font-name="Liberation Mono1" fo:font-size="11pt" style:font-name-asian="Courier" style:font-size-asian="11pt" style:font-size-complex="11pt"/>
    </style:style>
    <style:style style:name="T38" style:family="text">
      <style:text-properties style:font-name="Liberation Mono1" fo:font-size="11pt" fo:background-color="transparent" loext:char-shading-value="0" style:font-size-asian="11pt" style:font-name-complex="Courier New" style:font-size-complex="11pt"/>
    </style:style>
    <style:style style:name="T39" style:family="text">
      <style:text-properties style:font-name="Liberation Mono1" fo:font-size="11pt" officeooo:rsid="000af875" fo:background-color="transparent" loext:char-shading-value="0" style:font-size-asian="11pt" style:font-name-complex="Courier New" style:font-size-complex="11pt"/>
    </style:style>
    <style:style style:name="T40" style:family="text">
      <style:text-properties style:font-name="Liberation Mono1" fo:font-size="11pt" fo:background-color="transparent" loext:char-shading-value="0" style:font-size-asian="11pt" style:font-size-complex="11pt"/>
    </style:style>
    <style:style style:name="T41"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2" style:family="text">
      <style:text-properties style:font-name="Liberation Sans1" fo:font-size="11pt" fo:font-weight="normal" style:font-size-asian="11pt" style:font-weight-asian="normal" style:font-name-complex="Verdana" style:font-size-complex="11pt" style:font-weight-complex="normal"/>
    </style:style>
    <style:style style:name="T43" style:family="text">
      <style:text-properties style:font-name-asian="Times New Roman" style:font-name-complex="Verdana"/>
    </style:style>
    <style:style style:name="T44" style:family="text">
      <style:text-properties officeooo:rsid="000bf9aa" style:font-name-asian="Times New Roman" style:font-name-complex="Verdana"/>
    </style:style>
    <style:style style:name="T45" style:family="text">
      <style:text-properties officeooo:rsid="0006a7e8"/>
    </style:style>
    <style:style style:name="T46" style:family="text">
      <style:text-properties fo:font-weight="normal" officeooo:rsid="0006a7e8" style:font-name-asian="Times New Roman" style:font-weight-asian="normal" style:font-name-complex="Verdana" style:font-weight-complex="normal"/>
    </style:style>
    <style:style style:name="T47" style:family="text">
      <style:text-properties style:font-name="Liberation Mono"/>
    </style:style>
    <style:style style:name="T48" style:family="text">
      <style:text-properties style:font-name="Liberation Mono" style:font-name-asian="Times New Roman" style:font-name-complex="Verdana"/>
    </style:style>
    <style:style style:name="T49" style:family="text">
      <style:text-properties style:font-name="Liberation Mono" officeooo:rsid="000bf9aa" style:font-name-asian="Times New Roman" style:font-name-complex="Verdana"/>
    </style:style>
    <style:style style:name="T50" style:family="text">
      <style:text-properties style:font-name="Liberation Mono" fo:background-color="transparent" loext:char-shading-value="0" style:font-name-asian="Times New Roman" style:font-name-complex="Verdana"/>
    </style:style>
    <style:style style:name="T51" style:family="text">
      <style:text-properties style:font-name="Liberation Mono" fo:font-weight="normal" officeooo:rsid="0006a7e8" style:font-name-asian="Times New Roman" style:font-weight-asian="normal" style:font-name-complex="Verdana" style:font-weight-complex="normal"/>
    </style:style>
    <style:style style:name="T52" style:family="text">
      <style:text-properties style:font-name="Liberation Mono" fo:font-weight="normal" officeooo:rsid="0009c185" style:font-name-asian="Times New Roman" style:font-weight-asian="normal" style:font-name-complex="Verdana" style:font-weight-complex="normal"/>
    </style:style>
    <style:style style:name="T53" style:family="text">
      <style:text-properties style:font-name="Liberation Mono" fo:font-size="11pt" officeooo:rsid="0006a7e8" style:font-size-asian="11pt" style:font-size-complex="11pt"/>
    </style:style>
    <style:style style:name="T54" style:family="text">
      <style:text-properties officeooo:rsid="00088328"/>
    </style:style>
    <style:style style:name="T55" style:family="text">
      <style:text-properties fo:font-weight="bold" style:font-weight-asian="bold" style:font-weight-complex="bold"/>
    </style:style>
    <style:style style:name="T56" style:family="text">
      <style:text-properties fo:font-weight="bold" officeooo:rsid="000af875" style:font-weight-asian="bold" style:font-weight-complex="bold"/>
    </style:style>
    <style:style style:name="T57" style:family="text">
      <style:text-properties style:font-name="Courier New1"/>
    </style:style>
    <style:style style:name="T58" style:family="text">
      <style:text-properties fo:background-color="transparent" loext:char-shading-value="0" style:font-name-asian="Times New Roman" style:font-name-complex="Verdana"/>
    </style:style>
    <style:style style:name="T59" style:family="text">
      <style:text-properties fo:font-size="11pt" fo:background-color="transparent" loext:char-shading-value="0" style:font-size-asian="11pt" style:font-size-complex="11pt"/>
    </style:style>
    <style:style style:name="T60" style:family="text">
      <style:text-properties fo:font-size="11pt" officeooo:rsid="00088328" fo:background-color="transparent" loext:char-shading-value="0" style:font-size-asian="11pt" style:font-size-complex="11pt"/>
    </style:style>
    <style:style style:name="T61" style:family="text">
      <style:text-properties officeooo:rsid="000af875"/>
    </style:style>
    <style:style style:name="T62" style:family="text">
      <style:text-properties officeooo:rsid="001175ca"/>
    </style:style>
    <style:style style:name="T63" style:family="text">
      <style:text-properties officeooo:rsid="001387ae"/>
    </style:style>
    <style:style style:name="T64" style:family="text">
      <style:text-properties officeooo:rsid="0014d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VB Manual – LVB phylogeny program, version <text:span text:style-name="T62">3.2 Beta</text:span></text:p>
      <text:p text:style-name="P20"/>
      <text:p text:style-name="P1"><text:span text:style-name="T26">Download</text:span><text:span text:style-name="T42">: </text:span><text:a xlink:type="simple" xlink:href="http://eggg.st-andrews.ac.uk/lvb" text:style-name="Internet_20_link" text:visited-style-name="Visited_20_Internet_20_Link"><text:span text:style-name="Internet_20_link"><text:span text:style-name="T42">http://eggg.st-andrews.ac.uk/lvb</text:span></text:span></text:a></text:p>
      <text:p text:style-name="P1"><text:span text:style-name="T26">Contact</text:span><text:span text:style-name="T42">: Daniel Barker, </text:span><text:a xlink:type="simple" xlink:href="mailto:db60@st-andrews.ac.uk" text:style-name="Internet_20_link" text:visited-style-name="Visited_20_Internet_20_Link"><text:span text:style-name="T42">db60@st-andrews.ac.uk</text:span></text:a></text:p>
      <text:p text:style-name="P23"/>
      <text:p text:style-name="P7"><text:bookmark-start text:name="copyright"/><text:span text:style-name="T25">COPYRIGHT</text:span><text:bookmark-end text:name="copyright"/> </text:p>
      <text:p text:style-name="P7">Part of this document is based on PHYLIP documentation (see ‘Acknowledgements’, below).</text:p>
      <text:p text:style-name="P7">The PHYLIP component of this document:</text:p>
      <text:p text:style-name="P30"><text:span text:style-name="T1">© </text:span>Copyright 1980-2014, Joseph Felsenstein<text:span text:style-name="T1"><text:line-break/>All rights reserved.</text:span></text:p>
      <text:p text:style-name="P7">The remainder of this document:</text:p>
      <text:p text:style-name="P11">© Copyright 2003-2012 by Daniel Barker<text:line-break/>© Copyright 2013, 2014 by Daniel Barker and Maximilian Strobl<text:line-break/>© Copyright 2014 by Daniel Barker, Miguel Pinheiro and Maximilian Strobl<text:line-break/>© Copyright <text:span text:style-name="T62">2015 by Daniel Barker, Miguel Pinheiro, Maximilian Strobl and Chris Wood.</text:span><text:line-break/>All rights reserved.</text:p>
      <text:p text:style-name="P7">Redistribution and use in source and binary forms, with or without modification, are permitted provided that the following conditions are met:</text:p>
      <text:p text:style-name="P7">1. Redistributions of source code must retain the above copyright notice, this list of conditions and the following disclaimer.</text:p>
      <text:p text:style-name="P7">2. Redistributions in binary form must reproduce the above copyright notice, this list of conditions and the following disclaimer in the documentation and/or other materials provided with the distribution.</text:p>
      <text:p text:style-name="P7">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8"><text:bookmark text:name="description"/><text:span text:style-name="T25">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24"><text:bookmark text:name="citing_lvb"/>CITING LVB</text:p>
      <text:p text:style-name="P39">Please cite the following paper if you use LVB:</text:p>
      <text:p text:style-name="P45"><text:span text:style-name="T1">Barker, D. 2004. LVB: Parsimony and simulated annealing in the search for phylogenetic trees. </text:span><text:span text:style-name="T20">Bioinformatics</text:span><text:span text:style-name="T1">, </text:span><text:span text:style-name="T21">20</text:span><text:span text:style-name="T1">, 274-275.</text:span></text:p>
      <text:p text:style-name="P7">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7">Barker, D. 1999. <text:span text:style-name="T27">Simulated annealing in the Search for Phylogenetic Trees</text:span>. PhD Thesis, University of Edinburgh.</text:p>
      <text:p text:style-name="P7">Barker, D. 1997. <text:span text:style-name="T27">LVB 1.0: Reconstructing Evolution with Parsimony and Simulated Annealing</text:span> (Edinburgh: Daniel Barker).</text:p>
      <text:p text:style-name="P26"/>
      <text:p text:style-name="P25"><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0" text:outline-level="2"><text:bookmark text:name="macos_x"/>Apple OS X</text:h>
      <text:p text:style-name="P7">The OS X version of LVB runs under OS X <text:span text:style-name="T64">Yosemite. LVB has been tested under OS X version </text:span>10.<text:span text:style-name="T64">10.1</text:span>. It is also expected to run on more recent versions of OS X, <text:span text:style-name="T64">as they become available.</text:span></text:p>
      <text:p text:style-name="P2"><text:span text:style-name="T2">After downloading, extract </text:span><text:span text:style-name="HTML_20_Code"><text:span text:style-name="T31">lvb</text:span></text:span><text:span text:style-name="T2"> from the file </text:span><text:span text:style-name="HTML_20_Code"><text:span text:style-name="T31">lvb_</text:span></text:span><text:span text:style-name="HTML_20_Code"><text:span text:style-name="T34">3</text:span></text:span><text:span text:style-name="HTML_20_Code"><text:span text:style-name="T32">.</text:span></text:span><text:span text:style-name="HTML_20_Code"><text:span text:style-name="T34">2_BETA</text:span></text:span><text:span text:style-name="HTML_20_Code"><text:span text:style-name="T31">_os</text:span></text:span><text:span text:style-name="HTML_20_Code"><text:span text:style-name="T34">x</text:span></text:span><text:span text:style-name="HTML_20_Code"><text:span text:style-name="T31">.tar.gz</text:span></text:span><text:span text:style-name="T2">. Once this is done, you may launch it from the Terminal command-line. Terminal is found in the </text:span><text:span text:style-name="HTML_20_Code"><text:span text:style-name="T31">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5"><text:span text:style-name="HTML_20_Code"><text:span text:style-name="T35">cd Desktop<text:line-break/>./lvb</text:span></text:span></text:p>
      <text:p text:style-name="P2"><text:soft-page-break/><text:span text:style-name="T2">If </text:span><text:span text:style-name="HTML_20_Code"><text:span text:style-name="T31">lvb</text:span></text:span><text:span text:style-name="T2"> is in a directory in your </text:span><text:span text:style-name="HTML_20_Code"><text:span text:style-name="T31">PATH</text:span></text:span><text:span text:style-name="T2"> environment variable, it should be accessible in Terminal from any location, just by entering the following command:</text:span></text:p>
      <text:p text:style-name="P33">lvb</text:p>
      <text:h text:style-name="P53"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0"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6"/>
      <text:p text:style-name="P21">COMMAND-LINE OPTIONS</text:p>
      <text:p text:style-name="P44">Help (-? or -h)</text:p>
      <text:p text:style-name="P15">For help type:</text:p>
      <text:h text:style-name="P55" text:outline-level="3"><text:span text:style-name="T61">l</text:span>vb -?</text:h>
      <text:h text:style-name="P58" text:outline-level="3">Bootstrapping (<text:span text:style-name="T47">-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9">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9">The default is zero <text:span text:style-name="T54">(no bootstrapping)</text:span>.</text:p>
      <text:p text:style-name="P40"><text:span text:style-name="T27">Example</text:span>. Perform 100 bootstraps:</text:p>
      <text:h text:style-name="P62" text:outline-level="3">lvb -b 100</text:h>
      <text:h text:style-name="P59" text:outline-level="3">Cooling schedule (<text:span text:style-name="T47">-c</text:span>)</text:h>
      <text:p text:style-name="P3"><text:span text:style-name="T2">There are two types of cooling schedule. ‘Geometric’ </text:span><text:span text:style-name="T3">(</text:span><text:span text:style-name="T53">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3">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9"><text:span text:style-name="T28">Example</text:span><text:span text:style-name="T45">. The following sets the cooling schedule to linear:</text:span></text:p>
      <text:h text:style-name="P57" text:outline-level="3">lvb -c l</text:h>
      <text:h text:style-name="P51" text:outline-level="2"><text:span text:style-name="T43">Input file (</text:span><text:span text:style-name="T48">-i</text:span><text:span text:style-name="T43">)</text:span></text:h>
      <text:p text:style-name="P12">The default input file name <text:span text:style-name="T54">for the multiple alignment </text:span>is <text:span text:style-name="T47">infile</text:span>, <text:span text:style-name="T54">b</text:span>ut is possible to define <text:span text:style-name="T54">an</text:span>other name.</text:p>
      <text:p text:style-name="P13"><text:span text:style-name="T27">Example</text:span>. Use the file <text:span text:style-name="T47">alignment.phy</text:span> as input:</text:p>
      <text:p text:style-name="P27">lvb -i alignment.phy</text:p>
      <text:p text:style-name="P18"><text:span text:style-name="T46">See also ‘Data matrix format (</text:span><text:span text:style-name="T51">-</text:span><text:span text:style-name="T52">m</text:span><text:span text:style-name="T46">)’.</text:span></text:p>
      <text:h text:style-name="P63" text:outline-level="3">Data matrix format (<text:span text:style-name="T47">-m</text:span>)</text:h>
      <text:p text:style-name="P2"><text:span text:style-name="Strong_20_Emphasis"><text:span text:style-name="T9">lvb</text:span></text:span><text:span text:style-name="T9"> can read matrices in PHYLIP 3.6 </text:span><text:span text:style-name="Emphasis"><text:span text:style-name="T9">interleaved,</text:span></text:span><text:span text:style-name="T9"> PHYLIP 3.6 </text:span><text:span text:style-name="Emphasis"><text:span text:style-name="T9">sequential, FASTA, Nexus, MSF and Clustal </text:span></text:span><text:span text:style-name="T9">format. These are described in the section, below.</text:span></text:p>
      <text:p text:style-name="P14"><text:span text:style-name="T45">Use this option to</text:span> specify what format your data is [phylip|fasta|nexus|msf|clustal].</text:p>
      <text:p text:style-name="P14">The default is <text:span text:style-name="T45">PHYLIP.</text:span></text:p>
      <text:p text:style-name="P16"><text:span text:style-name="T27">Example</text:span>. The following specifies the input is in Fasta format:</text:p>
      <text:p text:style-name="P28">lvb -m fasta</text:p>
      <text:p text:style-name="P19">See also ‘Input file name (<text:span text:style-name="T57">-i</text:span>)’.</text:p>
      <text:p text:style-name="P41">Note on format</text:p>
      <text:p text:style-name="P9">The simplest type of data matrix in PHYLIP 3.6 format looks something like this:</text:p>
      <text:p text:style-name="P42"><text:span text:style-name="HTML_20_Code"><text:span text:style-name="T37"><text:s/></text:span></text:span><text:span text:style-name="HTML_20_Code"><text:span text:style-name="T35">6 13<text:line-break/>Archaeopt CGATGCTTAC CGC<text:line-break/>HesperorniCGTTACTCGT TGT<text:line-break/>BaluchitheTAATGTTAAT TGT<text:line-break/>B. virginiTAATGTTCGT TGT<text:line-break/>BrontosaurCAAAACCCAT CAT<text:line-break/>B.subtilisGGCAGCCAAT CAC</text:span></text:span></text:p>
      <text:p text:style-name="P9">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9">The name should come right at the start of the line, without any preceding blanks or tabs. It should be ten characters in length, filled out to the full ten characters by trailing blanks if shorter. Any printable ASCII character is allowed in the name, <text:span text:style-name="T27">except</text:span> for parentheses ‘<text:span text:style-name="T30">(</text:span>’ and ‘<text:span text:style-name="T30">)</text:span>’, square brackets ‘<text:span text:style-name="T30">[</text:span>’ and ‘<text:span text:style-name="T30">]</text:span>’, colon ‘<text:span text:style-name="T30">:</text:span>’, <text:soft-page-break/>semicolon ‘<text:span text:style-name="T30">;</text:span>’ and comma ‘<text:span text:style-name="T30">,</text:span>’. If you forget to extend the names to ten characters in length by blanks, an error message will result.</text:p>
      <text:p text:style-name="P9">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2"><text:span text:style-name="HTML_20_Code"><text:span text:style-name="T37"><text:s/></text:span></text:span><text:span text:style-name="HTML_20_Code"><text:span text:style-name="T35">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sequential format the same sequences would be:</text:p>
      <text:p text:style-name="P4"><text:span text:style-name="HTML_20_Code"><text:span text:style-name="T37"><text:s/></text:span></text:span><text:span text:style-name="HTML_20_Code"><text:span text:style-name="T35">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1">BAD BASE</text:span></text:span><text:span text:style-name="T2"> error message often indicates that the wrong format has been specified.</text:span></text:p>
      <text:p text:style-name="P9">Note that a portion of a sequence like this:</text:p>
      <text:p text:style-name="P36"><text:span text:style-name="HTML_20_Code"><text:span text:style-name="T35">300 AAGCGTGAAC GTTGTACTAA TRCAG</text:span></text:span></text:p>
      <text:p text:style-name="P9">is perfectly legal, assuming that the sequence name has gone before and is filled out to full length by blanks. The above digits and blanks will be ignored, the sequence being taken as starting at the first base symbol (in this case an <text:span text:style-name="T30">A</text:span>). This should enable you to use output from many multiple-sequence alignment programs with only minimal editing.</text:p>
      <text:p text:style-name="P3"><text:soft-page-break/><text:span text:style-name="T15">lvb</text:span><text:span text:style-name="T2"> may have difficulties with spaces at the end of lines. The symptoms of this problem are that </text:span><text:span text:style-name="T15">lvb</text:span><text:span text:style-name="T2"> complains about a </text:span><text:span text:style-name="HTML_20_Code"><text:span text:style-name="T31">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6">Bases</text:span><text:span text:style-name="T1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1">A</text:span></text:span><text:span text:style-name="T2">, </text:span><text:span text:style-name="HTML_20_Code"><text:span text:style-name="T31">B</text:span></text:span><text:span text:style-name="T2">, </text:span><text:span text:style-name="HTML_20_Code"><text:span text:style-name="T31">C</text:span></text:span><text:span text:style-name="T2">, </text:span><text:span text:style-name="HTML_20_Code"><text:span text:style-name="T31">D</text:span></text:span><text:span text:style-name="T2">, </text:span><text:span text:style-name="HTML_20_Code"><text:span text:style-name="T31">G</text:span></text:span><text:span text:style-name="T2">, </text:span><text:span text:style-name="HTML_20_Code"><text:span text:style-name="T31">H</text:span></text:span><text:span text:style-name="T2">, </text:span><text:span text:style-name="HTML_20_Code"><text:span text:style-name="T31">K</text:span></text:span><text:span text:style-name="T9">, </text:span><text:span text:style-name="HTML_20_Code"><text:span text:style-name="T38">M</text:span></text:span><text:span text:style-name="T9">, </text:span><text:span text:style-name="HTML_20_Code"><text:span text:style-name="T38">N</text:span></text:span><text:span text:style-name="T9">, </text:span><text:span text:style-name="HTML_20_Code"><text:span text:style-name="T38">R</text:span></text:span><text:span text:style-name="T9">, </text:span><text:span text:style-name="HTML_20_Code"><text:span text:style-name="T38">S</text:span></text:span><text:span text:style-name="T2">, </text:span><text:span text:style-name="HTML_20_Code"><text:span text:style-name="T31">T</text:span></text:span><text:span text:style-name="T2">, </text:span><text:span text:style-name="HTML_20_Code"><text:span text:style-name="T31">U</text:span></text:span><text:span text:style-name="T2">, </text:span><text:span text:style-name="HTML_20_Code"><text:span text:style-name="T31">V</text:span></text:span><text:span text:style-name="T2">, </text:span><text:span text:style-name="HTML_20_Code"><text:span text:style-name="T31">W</text:span></text:span><text:span text:style-name="T2">, </text:span><text:span text:style-name="HTML_20_Code"><text:span text:style-name="T31">X</text:span></text:span><text:span text:style-name="T2">, </text:span><text:span text:style-name="HTML_20_Code"><text:span text:style-name="T31">Y</text:span></text:span><text:span text:style-name="T2">, </text:span><text:span text:style-name="HTML_20_Code"><text:span text:style-name="T31">?</text:span></text:span><text:span text:style-name="T2">, or </text:span><text:span text:style-name="HTML_20_Code"><text:span text:style-name="T31">-</text:span></text:span><text:span text:style-name="T2"> (a period is not allowed, because it is used in different senses in different programs). Blanks will be ignored, and so will numerical digits.</text:span></text:p>
      <text:p text:style-name="P9">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2"><text:span text:style-name="HTML_20_Code"><text:span text:style-name="T17">Symbol:<text:tab/>Meaning: <text:s text:c="30"/></text:span></text:span><text:span text:style-name="HTML_20_Code"><text:span text:style-name="T35"><text:line-break/>A<text:tab/></text:span></text:span><text:span text:style-name="HTML_20_Code"><text:span text:style-name="T2">Adenine</text:span></text:span><text:span text:style-name="HTML_20_Code"><text:span text:style-name="T35"><text:line-break/>G<text:tab/></text:span></text:span><text:span text:style-name="HTML_20_Code"><text:span text:style-name="T2">Guanine</text:span></text:span><text:span text:style-name="HTML_20_Code"><text:span text:style-name="T35"><text:line-break/>C<text:tab/></text:span></text:span><text:span text:style-name="HTML_20_Code"><text:span text:style-name="T2">Cytosine</text:span></text:span><text:span text:style-name="HTML_20_Code"><text:span text:style-name="T35"><text:line-break/>T<text:tab/></text:span></text:span><text:span text:style-name="HTML_20_Code"><text:span text:style-name="T2">Thymine</text:span></text:span><text:span text:style-name="HTML_20_Code"><text:span text:style-name="T35"><text:line-break/>U<text:tab/></text:span></text:span><text:span text:style-name="HTML_20_Code"><text:span text:style-name="T2">Uracil (treated as T by lvb)</text:span></text:span><text:span text:style-name="HTML_20_Code"><text:span text:style-name="T35"><text:line-break/>Y<text:tab/></text:span></text:span><text:span text:style-name="HTML_20_Code"><text:span text:style-name="T2">pYrimidine (C or T)</text:span></text:span><text:span text:style-name="HTML_20_Code"><text:span text:style-name="T35"><text:line-break/>R<text:tab/></text:span></text:span><text:span text:style-name="HTML_20_Code"><text:span text:style-name="T2">puRine (A or G)</text:span></text:span><text:span text:style-name="HTML_20_Code"><text:span text:style-name="T35"><text:line-break/>W<text:tab/></text:span></text:span><text:span text:style-name="HTML_20_Code"><text:span text:style-name="T2">‘Weak’ (A or T)</text:span></text:span><text:span text:style-name="HTML_20_Code"><text:span text:style-name="T35"><text:line-break/>S<text:tab/></text:span></text:span><text:span text:style-name="HTML_20_Code"><text:span text:style-name="T2">‘Strong’ (C or G)</text:span></text:span><text:span text:style-name="HTML_20_Code"><text:span text:style-name="T35"><text:line-break/>K<text:tab/></text:span></text:span><text:span text:style-name="HTML_20_Code"><text:span text:style-name="T2">‘Keto’ (T or G)</text:span></text:span><text:span text:style-name="HTML_20_Code"><text:span text:style-name="T35"><text:line-break/>M<text:tab/></text:span></text:span><text:span text:style-name="HTML_20_Code"><text:span text:style-name="T2">‘aMino’ (C or A)</text:span></text:span><text:span text:style-name="HTML_20_Code"><text:span text:style-name="T35"><text:line-break/>B<text:tab/></text:span></text:span><text:span text:style-name="HTML_20_Code"><text:span text:style-name="T2">not A (C or G or T)</text:span></text:span><text:span text:style-name="HTML_20_Code"><text:span text:style-name="T35"><text:line-break/>D<text:tab/></text:span></text:span><text:span text:style-name="HTML_20_Code"><text:span text:style-name="T2">not C (A or G or T)</text:span></text:span><text:span text:style-name="HTML_20_Code"><text:span text:style-name="T35"><text:line-break/>H<text:tab/></text:span></text:span><text:span text:style-name="HTML_20_Code"><text:span text:style-name="T2">not G (A or C or T)</text:span></text:span><text:span text:style-name="HTML_20_Code"><text:span text:style-name="T35"><text:line-break/>V<text:tab/></text:span></text:span><text:span text:style-name="HTML_20_Code"><text:span text:style-name="T2">not T (A or C or G)</text:span></text:span><text:span text:style-name="HTML_20_Code"><text:span text:style-name="T35"><text:line-break/>N<text:tab/></text:span></text:span><text:span text:style-name="HTML_20_Code"><text:span text:style-name="T2">aNy base (A or C or G or T)</text:span></text:span><text:span text:style-name="HTML_20_Code"><text:span text:style-name="T35"><text:line-break/>X<text:tab/></text:span></text:span><text:span text:style-name="HTML_20_Code"><text:span text:style-name="T2">any base (A or C or G or T)</text:span></text:span><text:span text:style-name="HTML_20_Code"><text:span text:style-name="T35"><text:line-break/>?<text:tab/></text:span></text:span><text:span text:style-name="HTML_20_Code"><text:span text:style-name="T9">unknown (A or C or G or T)</text:span></text:span><text:span text:style-name="HTML_20_Code"><text:span text:style-name="T40"><text:line-break/></text:span></text:span><text:span text:style-name="HTML_20_Code"><text:span text:style-name="T41">-<text:tab/></text:span></text:span><text:span text:style-name="HTML_20_Code"><text:span text:style-name="T18">unknown (A or C or G or T) </text:span></text:span></text:p>
      <text:h text:style-name="P54" text:outline-level="2">Outtree (<text:span text:style-name="T47">-o</text:span>)</text:h>
      <text:p text:style-name="P15">Without bootstrapping, the output file contains the most parsimonious tree or trees found. With bootstrapping, the ouput file contains one most parsimonious tree found for each replicate.</text:p>
      <text:p text:style-name="P10">Trees use a subset of the ‘Newick standard’ tree format. This is accepted by many other programs.</text:p>
      <text:p text:style-name="P4"><text:span text:style-name="T2">Trees may be converted to graphics files using the </text:span><text:span text:style-name="HTML_20_Code"><text:span text:style-name="T7">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1">consense</text:span></text:span><text:span text:style-name="T2"> in the PHYLIP package. With bootstrapping, </text:span><text:span text:style-name="HTML_20_Code"><text:span text:style-name="T31">consense</text:span></text:span><text:span text:style-name="T2"> is useful to generate the majority rule consensus tree.</text:span></text:p>
      <text:p text:style-name="P10">Output trees are unrooted and branch lengths are not given. Some software (e.g. Mesquite) will display these trees as if they are rooted, but <text:span text:style-name="T27">the </text:span><text:span text:style-name="T29">default </text:span><text:span text:style-name="T27">root </text:span><text:span text:style-name="T29">position </text:span><text:span text:style-name="T27">is entirely arbitrary</text:span><text:span text:style-name="T29">. It</text:span><text:span text:style-name="T27"> must not be regarded as biologically meaningful</text:span>.</text:p>
      <text:p text:style-name="P4"><text:span text:style-name="T2">Trees may be rooted with the </text:span><text:span text:style-name="HTML_20_Code"><text:span text:style-name="T31">retree</text:span></text:span><text:span text:style-name="T2"> program of the PHYLIP package. Trees may also be rooted and branch lengths (under various models of character state change) may be obtained by importing the data matrix and tree into Mesquite.</text:span></text:p>
      <text:p text:style-name="P46"><text:span text:style-name="T9">The default file name is </text:span><text:span text:style-name="HTML_20_Code"><text:span text:style-name="T38">outtree</text:span></text:span><text:span text:style-name="HTML_20_Code"><text:span text:style-name="T10">.</text:span></text:span></text:p>
      <text:p text:style-name="P4"><text:span text:style-name="HTML_20_Code"><text:span text:style-name="T11">Example. Output to a file named </text:span></text:span><text:span text:style-name="HTML_20_Code"><text:span text:style-name="T39">trees.phy</text:span></text:span><text:span text:style-name="HTML_20_Code"><text:span text:style-name="T11">:</text:span></text:span></text:p>
      <text:p text:style-name="P4"><text:span text:style-name="HTML_20_Code"><text:span text:style-name="T39">lvb -o trees.phy</text:span></text:span></text:p>
      <text:h text:style-name="P64" text:outline-level="3"><text:span text:style-name="T58">Threading (</text:span><text:span text:style-name="T50">-p</text:span><text:span text:style-name="T58">)</text:span></text:h>
      <text:p text:style-name="P6"><text:span text:style-name="Strong_20_Emphasis"><text:span text:style-name="T59">lvb</text:span></text:span><text:span text:style-name="T59"> allows </text:span><text:span text:style-name="T60">the use of multiple threads, which can make it run faster on a multi-core computer.</text:span><text:span text:style-name="T59"> </text:span><text:span text:style-name="T60">T</text:span><text:span text:style-name="T59">he number of threads </text:span><text:span text:style-name="T60">is</text:span><text:span text:style-name="T59"> adjusted internally to </text:span><text:span text:style-name="T60">suit </text:span><text:span text:style-name="T59">your data, </text:span><text:span text:style-name="T60">and may be fewer than requested</text:span><text:span text:style-name="T59">. </text:span><text:span text:style-name="T60">The default is to use one thread.</text:span></text:p>
      <text:p text:style-name="P17"><text:span text:style-name="T27">Example</text:span>. Run <text:span text:style-name="T55">lvb</text:span> using two threads:</text:p>
      <text:h text:style-name="P56" text:outline-level="3"><text:bookmark text:name="random_number_seed"/>lvb -p 2</text:h>
      <text:h text:style-name="P60" text:outline-level="3"><text:span text:style-name="T43">Random number seed (</text:span><text:span text:style-name="T48">-s</text:span><text:span text:style-name="T43">)</text:span></text:h>
      <text:p text:style-name="P31"><text:span text:style-name="T1">Is it possible to pass the seed number, but by default value is taken from the system clock and hence will vary from one analysis to the next, changing every second. The default is usually appropriate. </text:span><text:span text:style-name="T23">However, if several instances of </text:span><text:span text:style-name="T22">lvb</text:span><text:span text:style-name="T23"> are being launched simultaneously, for example on a computer cluster, specifying a unique seed for each instance is </text:span><text:span text:style-name="T24">preferable</text:span><text:span text:style-name="T23">. </text:span><text:span text:style-name="T24">The seed must be an integer in the range 0 to 900000000, inclusive.</text:span></text:p>
      <text:p text:style-name="P32"><text:span text:style-name="T20">Example</text:span><text:span text:style-name="T1">. The following sets the random number seed to 1039960:</text:span></text:p>
      <text:p text:style-name="P29">lvb -s 1039960</text:p>
      <text:h text:style-name="P61" text:outline-level="3"><text:span text:style-name="T44">Verbose</text:span><text:span text:style-name="T43"> (</text:span><text:span text:style-name="T48">-</text:span><text:span text:style-name="T49">v</text:span><text:span text:style-name="T43">)</text:span></text:h>
      <text:p text:style-name="P48">Run LVB verbosely. <text:span text:style-name="T63">For</text:span> most users, this will not be helpful.</text:p>
      <text:p text:style-name="P47"/>
      <text:p text:style-name="P22"><text:bookmark text:name="output"/><text:span text:style-name="T61">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7"><text:soft-page-break/>Without bootstrapping, the ‘temperature’, rearrangement number (iteration) of the search and current tree length are logged periodically. During simulated annealing, the tree length can go up as well as down. <text:span text:style-name="T56">lvb</text:span> keeps and outputs the shortest trees encountered during its search. The length of this tree or trees is logged to the screen near end of the analysis.</text:p>
      <text:p text:style-name="P7">With bootstrapping, the replicate number is logged, along with the number of rearrangements tries, the number of trees output (currently always 1) and length of tree found for that replicate.</text:p>
      <text:h text:style-name="P52" text:outline-level="2"/>
      <text:p text:style-name="P22"><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1">make</text:span></text:span><text:span text:style-name="T2"> and has Perl and LibreOffice installed, follow the instructions below. If using non-UNIX-like system such as Windows, the instructions below will require adjustment.</text:span></text:p>
      <text:h text:style-name="P50" text:outline-level="2"><text:bookmark text:name="unpacking_the_source_code"/>Unpacking the source code</text:h>
      <text:p text:style-name="P2"><text:span text:style-name="T2">Assuming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text:span></text:span><text:span text:style-name="HTML_20_Code"><text:span text:style-name="T31">_source.tar.gz</text:span></text:span><text:span text:style-name="T2"> is in the current directory, enter the following commands:</text:span></text:p>
      <text:p text:style-name="P37"><text:span text:style-name="HTML_20_Code"><text:span text:style-name="T19"><text:s/></text:span></text:span><text:span text:style-name="HTML_20_Code"><text:span text:style-name="T35">tar xzvf lvb_</text:span></text:span><text:span text:style-name="HTML_20_Code"><text:span text:style-name="T34">3</text:span></text:span><text:span text:style-name="HTML_20_Code"><text:span text:style-name="T33">.</text:span></text:span><text:span text:style-name="HTML_20_Code"><text:span text:style-name="T34">2_BETA</text:span></text:span><text:span text:style-name="HTML_20_Code"><text:span text:style-name="T35">_source.tar.gz</text:span></text:span></text:p>
      <text:p text:style-name="P5"><text:span text:style-name="T2">This gives you a main directory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_source</text:span></text:span><text:span text:style-name="T2"> with </text:span><text:span text:style-name="T6">a single subdirectory, </text:span><text:span text:style-name="T36">lvb</text:span><text:span text:style-name="T6">.</text:span></text:p>
      <text:h text:style-name="P50" text:outline-level="2"><text:bookmark text:name="compiler_flags"/>Compiler options</text:h>
      <text:p text:style-name="P5"><text:span text:style-name="T2">By default, LVB is built using compiler options which make sense for GNU C (gcc). </text:span><text:span text:style-name="T6">This will usually work fine on Linux systems. </text:span><text:span text:style-name="T2">To use other compiler options, edit the file </text:span><text:span text:style-name="HTML_20_Code"><text:span text:style-name="T34">lvb/</text:span></text:span><text:span text:style-name="HTML_20_Code"><text:span text:style-name="T31">Makefile</text:span></text:span><text:span text:style-name="T2"> before compiling.</text:span></text:p>
      <text:p text:style-name="P5"><text:span text:style-name="T6">When compiling for OS X, the Intel C++ compiler is required, and </text:span><text:span text:style-name="T36">Makefile</text:span><text:span text:style-name="T6"> must be edited as described in the comment at the start of the file.</text:span></text:p>
      <text:h text:style-name="P53" text:outline-level="2"><text:bookmark text:name="compilation"/>Compilation</text:h>
      <text:p text:style-name="P2"><text:span text:style-name="T2">Now, assuming you begin in the </text:span><text:span text:style-name="HTML_20_Code"><text:span text:style-name="T31">lvb_</text:span></text:span><text:span text:style-name="HTML_20_Code"><text:span text:style-name="T34">3</text:span></text:span><text:span text:style-name="HTML_20_Code"><text:span text:style-name="T33">.</text:span></text:span><text:span text:style-name="HTML_20_Code"><text:span text:style-name="T34">2_BETA_source</text:span></text:span><text:span text:style-name="T2"> directory, the following sequence of commands will build </text:span><text:span text:style-name="Strong_20_Emphasis"><text:span text:style-name="T2">lvb</text:span></text:span><text:span text:style-name="T2"> and test it:</text:span></text:p>
      <text:p text:style-name="P34"><text:span text:style-name="HTML_20_Code"><text:span text:style-name="T35">cd </text:span></text:span><text:span text:style-name="HTML_20_Code"><text:span text:style-name="T36">lvb</text:span></text:span><text:span text:style-name="HTML_20_Code"><text:span text:style-name="T35"><text:line-break/>make<text:line-break/>make test</text:span></text:span></text:p>
      <text:p text:style-name="P7">Results of the above commands are:</text:p>
      <text:list xml:id="list825237809778753836" text:style-name="WW8Num4">
        <text:list-item>
          <text:p text:style-name="P49"><text:span text:style-name="T8">A report on the tests, which is sent to the screen. All tests should pass. Any failure may indicate that </text:span><text:span text:style-name="Strong_20_Emphasis"><text:span text:style-name="T8">lvb</text:span></text:span><text:span text:style-name="T2"> </text:span><text:span text:style-name="T8">won’t work properly on your system.</text:span></text:p>
        </text:list-item>
        <text:list-item>
          <text:p text:style-name="P49"><text:soft-page-break/><text:span text:style-name="T8">A stand-alone executable file, </text:span><text:span text:style-name="HTML_20_Code"><text:span text:style-name="T31">lvb</text:span></text:span><text:span text:style-name="T8">. This is all that is required to run the program. </text:span></text:p>
        </text:list-item>
        <text:list-item>
          <text:p text:style-name="P49"><text:span text:style-name="T8">Internal documention of the LVB program, consisting of HTML files in the </text:span><text:span text:style-name="HTML_20_Code"><text:span text:style-name="T31">docs_programmer</text:span></text:span><text:span text:style-name="T2"> </text:span><text:span text:style-name="T8">directory (see below).</text:span></text:p>
        </text:list-item>
      </text:list>
      <text:p text:style-name="P2"><text:span text:style-name="T2">After changing the source code or </text:span><text:span text:style-name="HTML_20_Code"><text:span text:style-name="T31">Makefile</text:span></text:span><text:span text:style-name="T2">, it is safer to always make again from scratch.</text:span></text:p>
      <text:h text:style-name="P53" text:outline-level="2"><text:bookmark text:name="documentation"/>Documentation</text:h>
      <text:p text:style-name="P2"><text:span text:style-name="T2">The source for the main documentation (i.e. this file) is </text:span><text:span text:style-name="HTML_20_Code"><text:span text:style-name="T31">lvb_manual.odt</text:span></text:span><text:span text:style-name="T2"> in the </text:span><text:span text:style-name="HTML_20_Code"><text:span text:style-name="T31">LVB_MAIN</text:span></text:span><text:span text:style-name="T2"> directory. </text:span><text:span text:style-name="T35">make</text:span><text:span text:style-name="T2"> invokes LibreOffice to convert this to PDF format, </text:span><text:span text:style-name="T35">lvb_manual.pdf</text:span><text:span text:style-name="T2">. For this to work, the LibreOffice program </text:span><text:span text:style-name="T35">soffice</text:span><text:span text:style-name="T2"> must be on your </text:span><text:span text:style-name="T35">PATH</text:span><text:span text:style-name="T2">; and you must not be running LibreOffice when you </text:span><text:span text:style-name="T35">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1">docs_programmer/</text:span></text:span><text:span text:style-name="T2"> is automatically extracted from POD-format comments within the LVB source code. The internal documentation is incomplete and out of date.</text:span></text:p>
      <text:p text:style-name="P26"/>
      <text:p text:style-name="P22"><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6"/>
      <text:p text:style-name="P22"><text:bookmark text:name="acknowledgements"/>ACKNOWLEDGEMENTS</text:p>
      <text:p text:style-name="P30"><text:span text:style-name="T1">Most of the above documentation for </text:span><text:span text:style-name="T30">infile</text:span><text:span text:style-name="T1"> is taken from the PHYLIP manual. We wish to thank Joe Felsenstein for making PHYLIP freely available.</text:span></text:p>
      <text:p text:style-name="P26"/>
      <text:p text:style-name="P22"><text:bookmark text:name="see_also"/>SEE ALSO</text:p>
      <text:p text:style-name="P2"><text:bookmark text:name="item_LVB_Web_page"/><text:span text:style-name="Strong_20_Emphasis"><text:span text:style-name="T8">LVB Web site</text:span></text:span><text:span text:style-name="Strong_20_Emphasis"><text:span text:style-name="T13">: </text:span></text:span><text:a xlink:type="simple" xlink:href="http://eggg.st-andrews.ac.uk/lvb" text:style-name="Internet_20_link" text:visited-style-name="Visited_20_Internet_20_Link"><text:span text:style-name="Internet_20_link"><text:span text:style-name="T13">http://eggg.st-andrews.ac.uk/lvb</text:span></text:span></text:a></text:p>
      <text:p text:style-name="P2"><text:bookmark text:name="item_PHYLIP"/><text:span text:style-name="Strong_20_Emphasis"><text:span text:style-name="T8">PHYLIP: </text:span></text:span><text:a xlink:type="simple" xlink:href="http://evolution.genetics.washington.edu/phylip.html" text:style-name="Internet_20_link" text:visited-style-name="Visited_20_Internet_20_Link"><text:span text:style-name="Internet_20_link"><text:span text:style-name="T8">http://evolution.genetics.washington.edu/phylip.html</text:span></text:span></text:a></text:p>
      <text:p text:style-name="P4"><text:bookmark text:name="item_Mesquite"/><text:span text:style-name="Strong_20_Emphasis"><text:span text:style-name="T8">Mesquite:</text:span></text:span><text:span text:style-name="Strong_20_Emphasis"><text:span text:style-name="T13"> </text:span></text:span><text:a xlink:type="simple" xlink:href="http://mesquiteproject.wikispaces.com/" text:style-name="Internet_20_link" text:visited-style-name="Visited_20_Internet_20_Link"><text:span text:style-name="Strong_20_Emphasis"><text:span text:style-name="T14">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1-19T16:06:25.972530000</dc:date>
    <meta:editing-duration>PT2H57M54S</meta:editing-duration>
    <meta:editing-cycles>42</meta:editing-cycles>
    <meta:generator>LibreOffice/4.3.4.1$MacOSX_x86 LibreOffice_project/bc356b2f991740509f321d70e4512a6a54c5f243</meta:generator>
    <meta:document-statistic meta:table-count="0" meta:image-count="0" meta:object-count="0" meta:page-count="9" meta:paragraph-count="138" meta:word-count="2941" meta:character-count="18060" meta:non-whitespace-character-count="15198"/>
  </office:meta>
</office:document-meta>
</file>